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ec55c" officeooo:paragraph-rsid="000ec55c" style:font-weight-asian="bold" style:font-weight-complex="bold"/>
    </style:style>
    <style:style style:name="P2" style:family="paragraph" style:parent-style-name="Standard">
      <style:text-properties fo:font-weight="bold" officeooo:rsid="0019b7b2" officeooo:paragraph-rsid="0019b7b2" style:font-weight-asian="bold" style:font-weight-complex="bold"/>
    </style:style>
    <style:style style:name="P3" style:family="paragraph" style:parent-style-name="Standard">
      <style:text-properties fo:font-weight="bold" officeooo:rsid="001ac89e" officeooo:paragraph-rsid="001d79ac" style:font-weight-asian="bold" style:font-weight-complex="bold"/>
    </style:style>
    <style:style style:name="P4" style:family="paragraph" style:parent-style-name="Standard">
      <style:text-properties fo:font-weight="bold" officeooo:rsid="002509c9" officeooo:paragraph-rsid="002509c9" style:font-weight-asian="bold" style:font-weight-complex="bold"/>
    </style:style>
    <style:style style:name="P5" style:family="paragraph" style:parent-style-name="Standard">
      <style:text-properties fo:font-weight="bold" officeooo:rsid="0026a126" officeooo:paragraph-rsid="0026a126" style:font-weight-asian="bold" style:font-weight-complex="bold"/>
    </style:style>
    <style:style style:name="P6" style:family="paragraph" style:parent-style-name="Standard">
      <style:text-properties fo:font-weight="normal" officeooo:rsid="000f3806" officeooo:paragraph-rsid="000f3806" style:font-weight-asian="normal" style:font-weight-complex="normal"/>
    </style:style>
    <style:style style:name="P7" style:family="paragraph" style:parent-style-name="Standard">
      <style:text-properties fo:font-weight="normal" officeooo:rsid="00116855" officeooo:paragraph-rsid="00116855" style:font-weight-asian="normal" style:font-weight-complex="normal"/>
    </style:style>
    <style:style style:name="T1" style:family="text">
      <style:text-properties officeooo:rsid="001083c0"/>
    </style:style>
    <style:style style:name="T2" style:family="text">
      <style:text-properties officeooo:rsid="00116855"/>
    </style:style>
    <style:style style:name="T3" style:family="text">
      <style:text-properties officeooo:rsid="00135e90"/>
    </style:style>
    <style:style style:name="T4" style:family="text">
      <style:text-properties officeooo:rsid="0013604e"/>
    </style:style>
    <style:style style:name="T5" style:family="text">
      <style:text-properties officeooo:rsid="00153e91"/>
    </style:style>
    <style:style style:name="T6" style:family="text">
      <style:text-properties officeooo:rsid="0015bbc6"/>
    </style:style>
    <style:style style:name="T7" style:family="text">
      <style:text-properties officeooo:rsid="0018b0e1"/>
    </style:style>
    <style:style style:name="T8" style:family="text">
      <style:text-properties officeooo:rsid="00193aed"/>
    </style:style>
    <style:style style:name="T9" style:family="text">
      <style:text-properties fo:font-weight="normal" style:font-weight-asian="normal" style:font-weight-complex="normal"/>
    </style:style>
    <style:style style:name="T10" style:family="text">
      <style:text-properties fo:font-weight="normal" officeooo:rsid="001c032b" style:font-weight-asian="normal" style:font-weight-complex="normal"/>
    </style:style>
    <style:style style:name="T11" style:family="text">
      <style:text-properties fo:font-weight="normal" officeooo:rsid="001c99da" style:font-weight-asian="normal" style:font-weight-complex="normal"/>
    </style:style>
    <style:style style:name="T12" style:family="text">
      <style:text-properties fo:font-weight="normal" officeooo:rsid="001d79ac" style:font-weight-asian="normal" style:font-weight-complex="normal"/>
    </style:style>
    <style:style style:name="T13" style:family="text">
      <style:text-properties fo:font-weight="normal" officeooo:rsid="001e17d0" style:font-weight-asian="normal" style:font-weight-complex="normal"/>
    </style:style>
    <style:style style:name="T14" style:family="text">
      <style:text-properties fo:font-weight="normal" officeooo:rsid="001f9677" style:font-weight-asian="normal" style:font-weight-complex="normal"/>
    </style:style>
    <style:style style:name="T15" style:family="text">
      <style:text-properties fo:font-weight="normal" officeooo:rsid="0021c1a9" style:font-weight-asian="normal" style:font-weight-complex="normal"/>
    </style:style>
    <style:style style:name="T16" style:family="text">
      <style:text-properties fo:font-weight="normal" officeooo:rsid="00236b00" style:font-weight-asian="normal" style:font-weight-complex="normal"/>
    </style:style>
    <style:style style:name="T17" style:family="text">
      <style:text-properties fo:font-weight="normal" officeooo:rsid="0023fb97" style:font-weight-asian="normal" style:font-weight-complex="normal"/>
    </style:style>
    <style:style style:name="T18" style:family="text">
      <style:text-properties fo:font-weight="normal" officeooo:rsid="0024780a" style:font-weight-asian="normal" style:font-weight-complex="normal"/>
    </style:style>
    <style:style style:name="T19" style:family="text">
      <style:text-properties fo:font-weight="normal" officeooo:rsid="002a7f94"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What is glasford.io?</text:p>
      <text:p text:style-name="P6"/>
      <text:p text:style-name="P6">Glasford.io (it can also be spelt GLASFORD.IO, or any other combination of capital and lowercase letters). <text:span text:style-name="T1">Is a leader in 3d manufacturing of household furniture. </text:span><text:span text:style-name="T2">Glasford.io would also like to focus on benefit to the general public. We desire to create the best and most successful future of for future civilians. </text:span></text:p>
      <text:p text:style-name="P6"><text:tab/><text:span text:style-name="T2">Our mission is multifaceted. First we focus on creating processes that allow for reduction in carbon emissions, secondly we provide advocacy for the design of safer streets in the America. We focus most of our attention to the Loring Park Neighborhood of Minneapolis. </text:span></text:p>
      <text:p text:style-name="P6"><text:tab/><text:span text:style-name="T2">We also work to empower ADA accomodations for the Loring Park Region.</text:span></text:p>
      <text:p text:style-name="P6"/>
      <text:p text:style-name="P7"><text:tab/>To help with lowering our carbon emissions we will be using <text:span text:style-name="T3">a unique method of 3d printing. We create furniture that can be printed with conveyer belt 3d printers using <text:s/>pellet extrusion. We then create long pieces that fit together. </text:span></text:p>
      <text:p text:style-name="P7"/>
      <text:p text:style-name="P7"><text:tab/><text:span text:style-name="T4">All of our pieces are printed using a corn based plastic called PLA. This PLA is created largely from corn. We have two different types of chairs a “virgin” chair and a “fucked” chair. A “virign” model is largely what it sounds like, it is a </text:span><text:span text:style-name="T5">model</text:span><text:span text:style-name="T4"> that is made of virgin material. </text:span><text:span text:style-name="T6">Regardless of the model, </text:span><text:span text:style-name="T7">a “virgin” model will cost $666 USD. Whereas a “fucked” model will </text:span><text:span text:style-name="T8">be $69 USD.’’</text:span></text:p>
      <text:p text:style-name="P7"/>
      <text:p text:style-name="P2">Question: What is a “fucked” model.</text:p>
      <text:p text:style-name="P3"><text:span text:style-name="T9">A “fucked” model is a model that is created from another model. For example, I have a </text:span><text:span text:style-name="T10">model of a chair. If I don’t like the size or I want to upgrade chair models, or if I want to switch between models (such as a chair to an end table), it is $69 </text:span><text:span text:style-name="T11">USD. </text:span></text:p>
      <text:p text:style-name="P3"><text:span text:style-name="T11"><text:tab/></text:span><text:span text:style-name="T12">In order to “fuck” a model, you must have a previous model. All of our models come with a QR code water mark embedded into each piece, indicating the printer used to print, date of print, piece information, </text:span><text:span text:style-name="T14">plastic information,</text:span><text:span text:style-name="T12"> and a link to the instructions to make the piece. </text:span><text:span text:style-name="T13">Each piece also has a unique thumbprint, and contains a final QR for “glasford.io” in all lowercase </text:span><text:span text:style-name="T15">ASCII characters.</text:span></text:p>
      <text:p text:style-name="P3"><text:span text:style-name="T15"><text:tab/></text:span><text:span text:style-name="T16">After verifying that a piece is from our manufacting, then we proceed to sh</text:span><text:span text:style-name="T17">red the piece up and the piece will reprinted to the desire of the customer. </text:span></text:p>
      <text:p text:style-name="P3"><text:span text:style-name="T17"><text:tab/></text:span><text:span text:style-name="T18">We do our deliveries locally and via bike or rail. Therefore we advocate for more bicycle infrastructure within the city of Minneapolis. </text:span></text:p>
      <text:p text:style-name="P3"><text:span text:style-name="T18"/></text:p>
      <text:p text:style-name="P4"><text:span text:style-name="T18">W</text:span><text:span text:style-name="T9">e plan to have several “standard models”. From these models we will release “editions” these editions have updates to curvature, and more decorations. We plan to release a new website soon that allows for live customization of the furniture to suite the needs and preferences for the user.</text:span></text:p>
      <text:p text:style-name="P4"><text:span text:style-name="T9"/></text:p>
      <text:p text:style-name="P5"><text:span text:style-name="T9">Virgin print is $666, a reprint is $6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9:08:48.762452491</meta:creation-date>
    <meta:generator>LibreOffice/7.3.7.2$Linux_X86_64 LibreOffice_project/30$Build-2</meta:generator>
    <dc:date>2023-03-22T17:09:31.706717379</dc:date>
    <meta:editing-duration>PT21H49M13S</meta:editing-duration>
    <meta:editing-cycles>22</meta:editing-cycles>
    <meta:document-statistic meta:table-count="0" meta:image-count="0" meta:object-count="0" meta:page-count="1" meta:paragraph-count="13" meta:word-count="457" meta:character-count="2608" meta:non-whitespace-character-count="2150"/>
  </office:meta>
</office:document-meta>
</file>